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10000 x 1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float" office:value="29.784875" calcext:value-type="float">
            <text:p>29,784875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4.138958" calcext:value-type="float">
            <text:p>74,138958</text:p>
          </table:table-cell>
          <table:table-cell table:number-columns-repeated="2"/>
          <table:table-cell table:formula="of:=[.C3]/[.C4]" office:value-type="float" office:value="0.401743911750149" calcext:value-type="float">
            <text:p>0,401743911750149</text:p>
          </table:table-cell>
          <table:table-cell table:formula="of:=[.F4]/2" office:value-type="float" office:value="0.200871955875074" calcext:value-type="float">
            <text:p>0,200871955875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.405438" calcext:value-type="float">
            <text:p>62,405438</text:p>
          </table:table-cell>
          <table:table-cell table:number-columns-repeated="2"/>
          <table:table-cell table:formula="of:=[.C3]/[.C5]" office:value-type="float" office:value="0.477280121004839" calcext:value-type="float">
            <text:p>0,477280121004839</text:p>
          </table:table-cell>
          <table:table-cell table:formula="of:=[.F5]/4" office:value-type="float" office:value="0.11932003025121" calcext:value-type="float">
            <text:p>0,1193200302512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1000 x 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float" office:value="3.209722" calcext:value-type="float">
            <text:p>3,209722</text:p>
          </table:table-cell>
          <table:table-cell office:value-type="float" office:value="31.511489" calcext:value-type="float">
            <text:p>31,511489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99629" calcext:value-type="float">
            <text:p>2,399629</text:p>
          </table:table-cell>
          <table:table-cell office:value-type="float" office:value="26.851401" calcext:value-type="float">
            <text:p>26,851401</text:p>
          </table:table-cell>
          <table:table-cell/>
          <table:table-cell table:formula="of:=[.C10]/[.C11]" office:value-type="float" office:value="1.33759093593218" calcext:value-type="float">
            <text:p>1,33759093593218</text:p>
          </table:table-cell>
          <table:table-cell table:formula="of:=[.D10]/[.D11]" office:value-type="float" office:value="1.17355101880904" calcext:value-type="float">
            <text:p>1,17355101880904</text:p>
          </table:table-cell>
          <table:table-cell table:formula="of:=[.F11]/2" office:value-type="float" office:value="0.66879546796609" calcext:value-type="float">
            <text:p>0,66879546796609</text:p>
          </table:table-cell>
          <table:table-cell table:formula="of:=[.G11]/2" office:value-type="float" office:value="0.586775509404519" calcext:value-type="float">
            <text:p>0,5867755094045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443398" calcext:value-type="float">
            <text:p>2,443398</text:p>
          </table:table-cell>
          <table:table-cell office:value-type="float" office:value="24.762913" calcext:value-type="float">
            <text:p>24,762913</text:p>
          </table:table-cell>
          <table:table-cell/>
          <table:table-cell table:formula="of:=[.C10]/[.C12]" office:value-type="float" office:value="1.31363044416014" calcext:value-type="float">
            <text:p>1,31363044416014</text:p>
          </table:table-cell>
          <table:table-cell table:formula="of:=[.D10]/[.D12]" office:value-type="float" office:value="1.27252754956576" calcext:value-type="float">
            <text:p>1,27252754956576</text:p>
          </table:table-cell>
          <table:table-cell table:formula="of:=[.F12]/4" office:value-type="float" office:value="0.328407611040035" calcext:value-type="float">
            <text:p>0,328407611040035</text:p>
          </table:table-cell>
          <table:table-cell table:formula="of:=[.G12]/4" office:value-type="float" office:value="0.318131887391439" calcext:value-type="float">
            <text:p>0,31813188739143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500 x 5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float" office:value="8.394939" calcext:value-type="float">
            <text:p>8,394939</text:p>
          </table:table-cell>
          <table:table-cell office:value-type="float" office:value="89.243987" calcext:value-type="float">
            <text:p>89,243987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.068495" calcext:value-type="float">
            <text:p>6,068495</text:p>
          </table:table-cell>
          <table:table-cell office:value-type="float" office:value="72.316067" calcext:value-type="float">
            <text:p>72,316067</text:p>
          </table:table-cell>
          <table:table-cell/>
          <table:table-cell table:formula="of:=[.C17]/[.C18]" office:value-type="float" office:value="1.38336424434724" calcext:value-type="float">
            <text:p>1,38336424434724</text:p>
          </table:table-cell>
          <table:table-cell table:formula="of:=[.D17]/[.D18]" office:value-type="float" office:value="1.23408242043915" calcext:value-type="float">
            <text:p>1,23408242043915</text:p>
          </table:table-cell>
          <table:table-cell table:formula="of:=[.F18]/2" office:value-type="float" office:value="0.69168212217362" calcext:value-type="float">
            <text:p>0,69168212217362</text:p>
          </table:table-cell>
          <table:table-cell table:formula="of:=[.G18]/2" office:value-type="float" office:value="0.617041210219577" calcext:value-type="float">
            <text:p>0,6170412102195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912686" calcext:value-type="float">
            <text:p>5,912686</text:p>
          </table:table-cell>
          <table:table-cell office:value-type="float" office:value="65.120584" calcext:value-type="float">
            <text:p>65,120584</text:p>
          </table:table-cell>
          <table:table-cell/>
          <table:table-cell table:formula="of:=[.C17]/[.C19]" office:value-type="float" office:value="1.41981816724243" calcext:value-type="float">
            <text:p>1,41981816724243</text:p>
          </table:table-cell>
          <table:table-cell table:formula="of:=[.D17]/[.D19]" office:value-type="float" office:value="1.37044205561793" calcext:value-type="float">
            <text:p>1,37044205561793</text:p>
          </table:table-cell>
          <table:table-cell table:formula="of:=[.F19]/4" office:value-type="float" office:value="0.354954541810609" calcext:value-type="float">
            <text:p>0,354954541810609</text:p>
          </table:table-cell>
          <table:table-cell table:formula="of:=[.G19]/4" office:value-type="float" office:value="0.342610513904482" calcext:value-type="float">
            <text:p>0,34261051390448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IM</text:p>
          </table:table-cell>
          <table:table-cell office:value-type="string" calcext:value-type="string">
            <text:p>100 x 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float" office:value="3.352157" calcext:value-type="float">
            <text:p>3,352157</text:p>
          </table:table-cell>
          <table:table-cell office:value-type="float" office:value="36.504362" calcext:value-type="float">
            <text:p>36,504362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2.277713" calcext:value-type="float">
            <text:p>2,277713</text:p>
          </table:table-cell>
          <table:table-cell office:value-type="float" office:value="26.212459" calcext:value-type="float">
            <text:p>26,212459</text:p>
          </table:table-cell>
          <table:table-cell/>
          <table:table-cell table:formula="of:=[.C24]/[.C25]" office:value-type="float" office:value="1.47172053722308" calcext:value-type="float">
            <text:p>1,47172053722308</text:p>
          </table:table-cell>
          <table:table-cell table:formula="of:=[.D24]/[.D25]" office:value-type="float" office:value="1.39263401422965" calcext:value-type="float">
            <text:p>1,39263401422965</text:p>
          </table:table-cell>
          <table:table-cell table:formula="of:=[.F25]/2" office:value-type="float" office:value="0.735860268611541" calcext:value-type="float">
            <text:p>0,735860268611541</text:p>
          </table:table-cell>
          <table:table-cell table:formula="of:=[.G25]/2" office:value-type="float" office:value="0.696317007114823" calcext:value-type="float">
            <text:p>0,6963170071148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062148" calcext:value-type="float">
            <text:p>2,062148</text:p>
          </table:table-cell>
          <table:table-cell office:value-type="float" office:value="28.483377" calcext:value-type="float">
            <text:p>28,483377</text:p>
          </table:table-cell>
          <table:table-cell/>
          <table:table-cell table:formula="of:=[.C24]/[.C26]" office:value-type="float" office:value="1.62556567229898" calcext:value-type="float">
            <text:p>1,62556567229898</text:p>
          </table:table-cell>
          <table:table-cell table:formula="of:=[.D24]/[.D26]" office:value-type="float" office:value="1.28160231843296" calcext:value-type="float">
            <text:p>1,28160231843296</text:p>
          </table:table-cell>
          <table:table-cell table:formula="of:=[.F26]/4" office:value-type="float" office:value="0.406391418074745" calcext:value-type="float">
            <text:p>0,406391418074745</text:p>
          </table:table-cell>
          <table:table-cell table:formula="of:=[.G26]/4" office:value-type="float" office:value="0.32040057960824" calcext:value-type="float">
            <text:p>0,32040057960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2:01:34.21382457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20:39:43.918939142</meta:creation-date>
    <dc:date>2018-06-26T12:06:58.715495196</dc:date>
    <meta:editing-duration>PT33M48S</meta:editing-duration>
    <meta:editing-cycles>5</meta:editing-cycles>
    <meta:generator>LibreOffice/6.0.3.2$Linux_X86_64 LibreOffice_project/00m0$Build-2</meta:generator>
    <meta:document-statistic meta:table-count="1" meta:cell-count="88" meta:object-count="0"/>
  </office:meta>
</office:document-meta>
</file>